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BMPlexMono" svg:font-family="IBMPlexMono, SFMono-Regular, Menlo, Monaco, Consolas, 'Liberation Mono', 'Courier New', monospace"/>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54df" officeooo:paragraph-rsid="000954df"/>
    </style:style>
    <style:style style:name="P2" style:family="paragraph" style:parent-style-name="Standard">
      <style:text-properties officeooo:rsid="000954df" officeooo:paragraph-rsid="0009a6a4"/>
    </style:style>
    <style:style style:name="P3" style:family="paragraph" style:parent-style-name="Standard">
      <style:text-properties officeooo:rsid="0009a6a4" officeooo:paragraph-rsid="0009a6a4"/>
    </style:style>
    <style:style style:name="P4" style:family="paragraph" style:parent-style-name="Standard">
      <style:text-properties officeooo:rsid="000a4512" officeooo:paragraph-rsid="000a4512"/>
    </style:style>
    <style:style style:name="P5" style:family="paragraph" style:parent-style-name="Standard">
      <style:text-properties officeooo:rsid="000be12f" officeooo:paragraph-rsid="000be12f"/>
    </style:style>
    <style:style style:name="P6" style:family="paragraph" style:parent-style-name="Preformatted_20_Text">
      <style:text-properties fo:font-variant="normal" fo:text-transform="none" fo:color="#212529" style:font-name="IBMPlexMono" fo:font-size="10.5pt" fo:letter-spacing="normal" fo:font-style="normal" fo:font-weight="bold" officeooo:rsid="000be12f" officeooo:paragraph-rsid="000be12f"/>
    </style:style>
    <style:style style:name="P7"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333333" style:font-name="monospace" fo:font-size="10.5pt" fo:letter-spacing="normal" fo:font-style="normal" fo:font-weight="normal" officeooo:rsid="000da7cd" fo:background-color="transparent" loext:padding="0in" loext:border="none"/>
    </style:style>
    <style:style style:name="P8" style:family="paragraph" style:parent-style-name="Standard">
      <style:text-properties fo:font-variant="normal" fo:text-transform="none" fo:color="#000000" style:font-name="IBMPlexMono" fo:font-size="10.5pt" fo:letter-spacing="normal" fo:font-style="normal" fo:font-weight="bold" officeooo:rsid="000da7cd" officeooo:paragraph-rsid="000da7cd"/>
    </style:style>
    <style:style style:name="P9" style:family="paragraph" style:parent-style-name="Standard">
      <style:text-properties fo:font-variant="normal" fo:text-transform="none" fo:color="#000000" style:font-name="IBMPlexMono" fo:font-size="10.5pt" fo:letter-spacing="normal" fo:font-style="normal" fo:font-weight="bold" officeooo:paragraph-rsid="000da7cd"/>
    </style:style>
    <style:style style:name="P10" style:family="paragraph" style:parent-style-name="Standard">
      <style:text-properties fo:font-variant="normal" fo:text-transform="none" fo:color="#212529" style:font-name="IBMPlexMono" fo:font-size="10.5pt" fo:letter-spacing="normal" fo:font-style="normal" fo:font-weight="normal" officeooo:rsid="000da7cd" officeooo:paragraph-rsid="000da7cd"/>
    </style:style>
    <style:style style:name="P11" style:family="paragraph" style:parent-style-name="Standard">
      <style:text-properties officeooo:rsid="000be12f" officeooo:paragraph-rsid="000be12f"/>
    </style:style>
    <style:style style:name="P12" style:family="paragraph" style:parent-style-name="Standard">
      <style:text-properties officeooo:paragraph-rsid="000954df"/>
    </style:style>
    <style:style style:name="P13" style:family="paragraph" style:parent-style-name="Text_20_body">
      <style:paragraph-properties fo:margin-left="0in" fo:margin-right="0in" fo:margin-top="0in" fo:margin-bottom="0in" loext:contextual-spacing="false" fo:text-indent="0in" style:auto-text-indent="false"/>
      <style:text-properties loext:padding="0.0193in" loext:border="0.06pt solid #000000"/>
    </style:style>
    <style:style style:name="P14"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212529" style:font-name="IBMPlexMono" fo:font-size="10.5pt" fo:letter-spacing="normal" fo:font-style="normal" fo:font-weight="normal" officeooo:rsid="000fe7b4" officeooo:paragraph-rsid="000fe7b4"/>
    </style:style>
    <style:style style:name="P15" style:family="paragraph" style:parent-style-name="Text_20_body">
      <style:paragraph-properties fo:margin-left="0in" fo:margin-right="0in" fo:margin-top="0in" fo:margin-bottom="0in" loext:contextual-spacing="false" fo:text-indent="0in" style:auto-text-indent="false"/>
      <style:text-properties officeooo:paragraph-rsid="0010f92c"/>
    </style:style>
    <style:style style:name="T1" style:family="text">
      <style:text-properties officeooo:rsid="0009a6a4"/>
    </style:style>
    <style:style style:name="T2" style:family="text">
      <style:text-properties officeooo:rsid="000a4512"/>
    </style:style>
    <style:style style:name="T3" style:family="text">
      <style:text-properties officeooo:rsid="000a5021"/>
    </style:style>
    <style:style style:name="T4" style:family="text">
      <style:text-properties officeooo:rsid="000be12f"/>
    </style:style>
    <style:style style:name="T5" style:family="text">
      <style:text-properties fo:font-variant="normal" fo:text-transform="none" fo:color="#525252" style:font-name="IBMPlexMono" fo:font-size="10.5pt" fo:letter-spacing="normal" fo:font-style="normal" fo:font-weight="normal" officeooo:rsid="000fe7b4"/>
    </style:style>
    <style:style style:name="T6" style:family="text">
      <style:text-properties fo:font-variant="normal" fo:text-transform="none" fo:color="#525252" style:font-name="IBMPlexMono" fo:font-size="10.5pt" fo:letter-spacing="normal" fo:font-style="normal" fo:font-weight="normal" officeooo:rsid="0010f92c"/>
    </style:style>
    <style:style style:name="T7" style:family="text">
      <style:text-properties fo:font-variant="normal" fo:text-transform="none" fo:color="#525252" style:font-name="IBMPlexMono" fo:font-size="10.5pt" fo:letter-spacing="normal" fo:font-style="normal" fo:font-weight="normal" officeooo:rsid="0012c72b"/>
    </style:style>
    <style:style style:name="T8" style:family="text">
      <style:text-properties fo:color="#525252"/>
    </style:style>
    <style:style style:name="T9" style:family="text">
      <style:text-properties fo:color="#525252" officeooo:rsid="000954df"/>
    </style:style>
    <style:style style:name="T10" style:family="text">
      <style:text-properties fo:color="#525252" style:font-name="monospace" fo:background-color="transparent" loext:char-shading-value="0" loext:padding="0in" loext:border="none"/>
    </style:style>
    <style:style style:name="T11" style:family="text">
      <style:text-properties fo:color="#525252" officeooo:rsid="000f2552"/>
    </style:style>
    <style:style style:name="T12" style:family="text">
      <style:text-properties fo:color="#000000"/>
    </style:style>
    <style:style style:name="T13" style:family="text">
      <style:text-properties fo:color="#000000" officeooo:rsid="000f2552"/>
    </style:style>
    <style:style style:name="T14" style:family="text">
      <style:text-properties fo:color="#009999"/>
    </style:style>
    <style:style style:name="T15" style:family="text">
      <style:text-properties fo:color="#212529"/>
    </style:style>
    <style:style style:name="T16" style:family="text">
      <style:text-properties officeooo:rsid="000da7cd"/>
    </style:style>
    <style:style style:name="T17" style:family="text">
      <style:text-properties fo:color="#666666"/>
    </style:style>
    <style:style style:name="T18" style:family="text">
      <style:text-properties officeooo:rsid="0010f92c"/>
    </style:style>
    <style:style style:name="T19" style:family="text">
      <style:text-properties officeooo:rsid="0012c72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You have access to an infinite amount of GPUs that have 8 GBs of Memory each, with a deep</text:p>
      <text:p text:style-name="Standard">learning model that you want to train. You try training your model on a batch of size 32, but to</text:p>
      <text:p text:style-name="Standard">your dismay, you get an OOM error (out of memory error) from your GPU. You keep decreasing</text:p>
      <text:p text:style-name="Standard">the batch size, to find that you can only train on a batch size of 1 without going out of memory.</text:p>
      <text:p text:style-name="Standard"/>
      <text:p text:style-name="P3">a)</text:p>
      <text:p text:style-name="P3"/>
      <text:p text:style-name="P3">I think it’s better to change in the model architecture to reduce the no of parameters and hyperparameters that consuming the memory to make the GPU can handle more than batch size of 1 </text:p>
      <text:p text:style-name="P2"><text:span text:style-name="T1">At same of architecture</text:span>, the required <text:span text:style-name="T1">is 32 GPU</text:span><text:span text:style-name="T2">s</text:span></text:p>
      <text:p text:style-name="P2"/>
      <text:p text:style-name="P4">b)</text:p>
      <text:p text:style-name="P1"/>
      <text:p text:style-name="P12"><text:span text:style-name="T4">In</text:span><text:span text:style-name="T3"> pytorch: </text:span>Data Parallelism <text:span text:style-name="T16">operated by</text:span> torch.nn.DataParallel.</text:p>
      <text:p text:style-name="P5">Code:</text:p>
      <text:p text:style-name="P6"><text:bookmark text:name="codecell0"/><text:span text:style-name="T12">net</text:span> <text:span text:style-name="T12">=</text:span> <text:span text:style-name="T12">torch.nn.DataParallel(model,</text:span> <text:span text:style-name="T12">devic</text:span><text:span text:style-name="T13">es</text:span><text:span text:style-name="T12">=[</text:span><text:span text:style-name="T14">0</text:span><text:span text:style-name="T12">,</text:span> <text:span text:style-name="T14">1</text:span><text:span text:style-name="T12">,</text:span> <text:span text:style-name="T14">2</text:span><text:span text:style-name="T12">])</text:span></text:p>
      <text:p text:style-name="P9"><text:span text:style-name="T16">o</text:span><text:bookmark text:name="codecell01"/>utput<text:span text:style-name="T15"> </text:span>=<text:span text:style-name="T15"> </text:span>net(input_var)</text:p>
      <text:p text:style-name="P8"/>
      <text:p text:style-name="P10"><text:bookmark text:name="codecell3"/><text:span text:style-name="T8">In Tensorflow: </text:span><text:span text:style-name="T9">Data Parallelism <text:s/></text:span><text:span text:style-name="T8">operated by</text:span><text:span text:style-name="T9"> </text:span><text:span text:style-name="T10">MirroredStrategy()</text:span></text:p>
      <text:p text:style-name="P10"><text:span text:style-name="T8"/></text:p>
      <text:p text:style-name="P10"><text:span text:style-name="T8">code:</text:span></text:p>
      <text:p text:style-name="P7"><text:span text:style-name="T8">mirrored_strategy </text:span><text:span text:style-name="T17">=</text:span><text:span text:style-name="T8"> tf</text:span><text:span text:style-name="T17">.</text:span><text:span text:style-name="T8">distribute</text:span><text:span text:style-name="T17">.</text:span><text:span text:style-name="T8">MirroredStrategy(devices</text:span><text:span text:style-name="T17">=</text:span><text:span text:style-name="T8">[</text:span><text:span text:style-name="T11">0,1,2]</text:span><text:span text:style-name="T8">)</text:span></text:p>
      <text:p text:style-name="P7"><text:span text:style-name="T8"/></text:p>
      <text:p text:style-name="P7"><text:span text:style-name="T8"/></text:p>
      <text:p text:style-name="P13"/>
      <text:p text:style-name="P14"><text:span text:style-name="T8">c)</text:span></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Q2)</text:span></text:p>
      <text:p text:style-name="P15"><text:span text:style-name="T5">In case of no change in data-set, </text:span><text:span text:style-name="T6">any reshapes or any data manipulation</text:span><text:span text:style-name="T5"> that </text:span><text:span text:style-name="T6">been used in the model, it might be in the undetermined hyperparam</text:span><text:span text:style-name="T7">eters </text:span><text:span text:style-name="T6">that are selected randomly by the framework</text:span><text:span text:style-name="T7">.</text:span></text:p>
      <text:p text:style-name="P15"><text:span text:style-name="T7">The impact of this that each time, it learns a slightly different model so, the model may make slightly different predictions, and when evaluated using error or accuracy so, a slightly different performance.</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BMPlexMono" svg:font-family="IBMPlexMono, SFMono-Regular, Menlo, Monaco, Consolas, 'Liberation Mono', 'Courier New', monospace"/>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03:15:02.801411338</meta:creation-date>
    <meta:editing-duration>PT6M49S</meta:editing-duration>
    <meta:editing-cycles>2</meta:editing-cycles>
    <meta:generator>LibreOffice/6.4.7.2$Linux_X86_64 LibreOffice_project/40$Build-2</meta:generator>
    <dc:date>2021-11-09T04:03:23.870279654</dc:date>
    <meta:document-statistic meta:table-count="0" meta:image-count="0" meta:object-count="0" meta:page-count="1" meta:paragraph-count="19" meta:word-count="218" meta:character-count="1294" meta:non-whitespace-character-count="1093"/>
  </office:meta>
</office:document-meta>
</file>